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e1" style:family="table">
      <style:table-properties style:width="6.6917in" table:align="left"/>
    </style:style>
    <style:style style:name="Table1.A" style:family="table-column">
      <style:table-column-properties style:column-width="2.0833in"/>
    </style:style>
    <style:style style:name="Table1.B" style:family="table-column">
      <style:table-column-properties style:column-width="1.1521in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17in" table:align="left"/>
    </style:style>
    <style:style style:name="Table2.A" style:family="table-column">
      <style:table-column-properties style:column-width="2.0833in"/>
    </style:style>
    <style:style style:name="Table2.B" style:family="table-column">
      <style:table-column-properties style:column-width="1.5361in"/>
    </style:style>
    <style:style style:name="Table2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dddddd" fo:padding="0.0382in" fo:border="0.5pt solid #000000">
        <style:background-image/>
      </style:table-cell-properties>
    </style:style>
    <style:style style:name="Table2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0.5pt solid #000000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2.0833in"/>
    </style:style>
    <style:style style:name="Table3.B" style:family="table-column">
      <style:table-column-properties style:column-width="0.9215in"/>
    </style:style>
    <style:style style:name="Table3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F1" style:family="table-cell">
      <style:table-cell-properties fo:background-color="#dddddd" fo:padding="0.0382in" fo:border="0.5pt solid #000000">
        <style:background-image/>
      </style:table-cell-properties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0.5pt solid #000000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0.5pt solid #000000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none" fo:border-top="none" fo:border-bottom="0.5pt solid #000000"/>
    </style:style>
    <style:style style:name="Table3.E5" style:family="table-cell">
      <style:table-cell-properties fo:padding="0.0382in" fo:border-left="0.5pt solid #000000" fo:border-right="none" fo:border-top="none" fo:border-bottom="0.5pt solid #000000"/>
    </style:style>
    <style:style style:name="Table3.F5" style:family="table-cell">
      <style:table-cell-properties fo:padding="0.0382in" fo:border-left="0.5pt solid #000000" fo:border-right="0.5pt solid #000000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none" fo:border-top="none" fo:border-bottom="0.5pt solid #000000"/>
    </style:style>
    <style:style style:name="Table3.E6" style:family="table-cell">
      <style:table-cell-properties fo:padding="0.0382in" fo:border-left="0.5pt solid #000000" fo:border-right="none" fo:border-top="none" fo:border-bottom="0.5pt solid #000000"/>
    </style:style>
    <style:style style:name="Table3.F6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0833in" style:rel-column-width="20398*"/>
    </style:style>
    <style:style style:name="Table4.B" style:family="table-column">
      <style:table-column-properties style:column-width="2.3049in" style:rel-column-width="22568*"/>
    </style:style>
    <style:style style:name="Table4.C" style:family="table-column">
      <style:table-column-properties style:column-width="2.3049in" style:rel-column-width="22569*"/>
    </style:style>
    <style:style style:name="Table4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dddddd" fo:padding="0.0382in" fo:border="0.5pt solid #000000">
        <style:background-image/>
      </style:table-cell-properties>
    </style:style>
    <style:style style:name="Table4.B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0.5pt solid #000000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0833in" style:rel-column-width="20398*"/>
    </style:style>
    <style:style style:name="Table5.B" style:family="table-column">
      <style:table-column-properties style:column-width="2.3049in" style:rel-column-width="22568*"/>
    </style:style>
    <style:style style:name="Table5.C" style:family="table-column">
      <style:table-column-properties style:column-width="2.3049in" style:rel-column-width="22569*"/>
    </style:style>
    <style:style style:name="Table5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C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5.B4" style:family="table-cell">
      <style:table-cell-properties fo:padding="0.0382in" fo:border-left="0.5pt solid #000000" fo:border-right="none" fo:border-top="none" fo:border-bottom="0.5pt solid #000000"/>
    </style:style>
    <style:style style:name="Table5.C4" style:family="table-cell">
      <style:table-cell-properties fo:padding="0.0382in" fo:border-left="0.5pt solid #000000" fo:border-right="0.5pt solid #000000" fo:border-top="none" fo:border-bottom="0.5pt solid #000000"/>
    </style:style>
    <style:style style:name="Table5.B5" style:family="table-cell">
      <style:table-cell-properties fo:padding="0.0382in" fo:border-left="0.5pt solid #000000" fo:border-right="none" fo:border-top="none" fo:border-bottom="0.5pt solid #000000"/>
    </style:style>
    <style:style style:name="Table5.C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bf895"/>
    </style:style>
    <style:style style:name="P2" style:family="paragraph" style:parent-style-name="Text_20_body">
      <style:text-properties officeooo:paragraph-rsid="001bf895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sans-serif" fo:font-size="12pt" fo:letter-spacing="normal" fo:font-style="normal" fo:font-weight="normal" officeooo:rsid="001bf895" officeooo:paragraph-rsid="001bf895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letter-spacing="normal" fo:font-style="normal" fo:font-weight="normal" loext:padding="0in" loext:border="none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letter-spacing="normal" fo:font-style="normal" fo:font-weight="normal" officeooo:paragraph-rsid="00230266" loext:padding="0in" loext:border="non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letter-spacing="normal" fo:font-style="normal" fo:font-weight="normal" officeooo:paragraph-rsid="00240557" loext:padding="0in" loext:border="none"/>
    </style:style>
    <style:style style:name="P7" style:family="paragraph" style:parent-style-name="Table_20_Contents">
      <style:text-properties fo:font-variant="normal" fo:text-transform="none" fo:letter-spacing="normal" fo:font-style="normal" fo:font-weight="bold" officeooo:rsid="00225835" officeooo:paragraph-rsid="00230266" style:font-weight-asian="bold" style:font-weight-complex="bold" loext:padding="0in" loext:border="none"/>
    </style:style>
    <style:style style:name="P8" style:family="paragraph" style:parent-style-name="Table_20_Contents">
      <style:text-properties fo:font-variant="normal" fo:text-transform="none" fo:letter-spacing="normal" fo:font-style="normal" fo:font-weight="bold" officeooo:rsid="00225835" officeooo:paragraph-rsid="00240557" style:font-weight-asian="bold" style:font-weight-complex="bold" loext:padding="0in" loext:border="non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letter-spacing="normal" fo:font-style="normal" fo:font-weight="bold" style:font-weight-asian="bold" style:font-weight-complex="bold" loext:padding="0in" loext:border="none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letter-spacing="normal" fo:font-style="normal" fo:font-weight="bold" officeooo:paragraph-rsid="0027cf45" style:font-weight-asian="bold" style:font-weight-complex="bold" loext:padding="0in" loext:border="none"/>
    </style:style>
    <style:style style:name="P1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Table_20_Contents">
      <style:text-properties officeooo:paragraph-rsid="00230266"/>
    </style:style>
    <style:style style:name="P14" style:family="paragraph" style:parent-style-name="Table_20_Contents">
      <style:text-properties officeooo:paragraph-rsid="0027cf45"/>
    </style:style>
    <style:style style:name="P15" style:family="paragraph" style:parent-style-name="Standard">
      <style:text-properties officeooo:paragraph-rsid="0027cf45"/>
    </style:style>
    <style:style style:name="P16" style:family="paragraph" style:parent-style-name="Standard">
      <style:text-properties officeooo:rsid="0027cf45" officeooo:paragraph-rsid="0027cf45"/>
    </style:style>
    <style:style style:name="P17" style:family="paragraph" style:parent-style-name="Text_20_body">
      <style:text-properties officeooo:rsid="0027cf45" officeooo:paragraph-rsid="0027cf45"/>
    </style:style>
    <style:style style:name="P18" style:family="paragraph" style:parent-style-name="Table_20_Contents">
      <style:text-properties fo:font-weight="bold" officeooo:rsid="00225835" officeooo:paragraph-rsid="00225835" style:font-weight-asian="bold" style:font-weight-complex="bold"/>
    </style:style>
    <style:style style:name="P19" style:family="paragraph" style:parent-style-name="Table_20_Contents">
      <style:text-properties fo:font-weight="bold" officeooo:rsid="00225835" officeooo:paragraph-rsid="00230266" style:font-weight-asian="bold" style:font-weight-complex="bold"/>
    </style:style>
    <style:style style:name="P20" style:family="paragraph" style:parent-style-name="Table_20_Contents">
      <style:text-properties fo:font-weight="bold" officeooo:rsid="00225835" officeooo:paragraph-rsid="00240557" style:font-weight-asian="bold" style:font-weight-complex="bold"/>
    </style:style>
    <style:style style:name="P21" style:family="paragraph" style:parent-style-name="Table_20_Contents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weight="bold" officeooo:paragraph-rsid="0027cf45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paragraph-rsid="0027cf45" style:font-weight-asian="bold" style:font-weight-complex="bold"/>
    </style:style>
    <style:style style:name="P25" style:family="paragraph" style:parent-style-name="Table_20_Contents">
      <style:text-properties officeooo:paragraph-rsid="00240557"/>
    </style:style>
    <style:style style:name="P26" style:family="paragraph" style:parent-style-name="Table_20_Contents">
      <style:text-properties officeooo:rsid="00244a93" officeooo:paragraph-rsid="00244a93"/>
    </style:style>
    <style:style style:name="P27" style:family="paragraph" style:parent-style-name="Table_20_Contents">
      <style:text-properties officeooo:rsid="00244a93" officeooo:paragraph-rsid="0027cf45"/>
    </style:style>
    <style:style style:name="P28" style:family="paragraph" style:parent-style-name="Standard">
      <style:text-properties officeooo:rsid="001dec22" officeooo:paragraph-rsid="00240557"/>
    </style:style>
    <style:style style:name="P29" style:family="paragraph" style:parent-style-name="Text_20_body">
      <style:text-properties officeooo:paragraph-rsid="002ffc9b"/>
    </style:style>
    <style:style style:name="P30" style:family="paragraph" style:parent-style-name="Text_20_body">
      <style:text-properties officeooo:rsid="002db0ba" officeooo:paragraph-rsid="002db0ba"/>
    </style:style>
    <style:style style:name="P31" style:family="paragraph" style:parent-style-name="Text_20_body">
      <style:text-properties officeooo:rsid="002db0ba" officeooo:paragraph-rsid="002f72b4"/>
    </style:style>
    <style:style style:name="P32" style:family="paragraph" style:parent-style-name="Text_20_body">
      <style:text-properties officeooo:rsid="002db0ba" officeooo:paragraph-rsid="00308606"/>
    </style:style>
    <style:style style:name="P33" style:family="paragraph" style:parent-style-name="Text_20_body">
      <style:text-properties officeooo:rsid="002db0ba" officeooo:paragraph-rsid="0032352b"/>
    </style:style>
    <style:style style:name="P34" style:family="paragraph" style:parent-style-name="Text_20_body">
      <style:text-properties officeooo:rsid="002f72b4" officeooo:paragraph-rsid="002f72b4"/>
    </style:style>
    <style:style style:name="P35" style:family="paragraph" style:parent-style-name="Standard">
      <style:text-properties officeooo:paragraph-rsid="0033b36b"/>
    </style:style>
    <style:style style:name="P36" style:family="paragraph" style:parent-style-name="Heading_20_1">
      <style:text-properties officeooo:rsid="001bf895" officeooo:paragraph-rsid="001bf895"/>
    </style:style>
    <style:style style:name="P37" style:family="paragraph" style:parent-style-name="Heading_20_1">
      <style:text-properties officeooo:rsid="001bf895" officeooo:paragraph-rsid="001dec22"/>
    </style:style>
    <style:style style:name="P38" style:family="paragraph" style:parent-style-name="Heading_20_1">
      <style:text-properties officeooo:paragraph-rsid="001bf895"/>
    </style:style>
    <style:style style:name="P39" style:family="paragraph" style:parent-style-name="Heading_20_1">
      <style:text-properties officeooo:paragraph-rsid="00230266"/>
    </style:style>
    <style:style style:name="P40" style:family="paragraph" style:parent-style-name="Heading_20_1">
      <style:text-properties officeooo:paragraph-rsid="0027cf45"/>
    </style:style>
    <style:style style:name="P41" style:family="paragraph" style:parent-style-name="Standard" style:list-style-name="L1"/>
    <style:style style:name="P42" style:family="paragraph" style:parent-style-name="Standard" style:list-style-name="L1">
      <style:text-properties officeooo:paragraph-rsid="0033b36b"/>
    </style:style>
    <style:style style:name="P43" style:family="paragraph" style:parent-style-name="Text_20_body" style:list-style-name="L2">
      <style:text-properties officeooo:paragraph-rsid="002ffc9b"/>
    </style:style>
    <style:style style:name="P44" style:family="paragraph" style:parent-style-name="Text_20_body" style:list-style-name="L3">
      <style:text-properties officeooo:rsid="0027cf45" officeooo:paragraph-rsid="0027cf45"/>
    </style:style>
    <style:style style:name="T1" style:family="text">
      <style:text-properties officeooo:rsid="001bf895"/>
    </style:style>
    <style:style style:name="T2" style:family="text">
      <style:text-properties officeooo:rsid="001dec22"/>
    </style:style>
    <style:style style:name="T3" style:family="text">
      <style:text-properties officeooo:rsid="00225835"/>
    </style:style>
    <style:style style:name="T4" style:family="text">
      <style:text-properties fo:font-variant="normal" fo:text-transform="none" fo:letter-spacing="normal" fo:font-style="normal" loext:padding="0in" loext:border="none"/>
    </style:style>
    <style:style style:name="T5" style:family="text">
      <style:text-properties fo:font-variant="normal" fo:text-transform="none" fo:letter-spacing="normal" fo:font-style="normal" officeooo:rsid="00240557" loext:padding="0in" loext:border="none"/>
    </style:style>
    <style:style style:name="T6" style:family="text">
      <style:text-properties fo:font-variant="normal" fo:text-transform="none" fo:letter-spacing="normal" fo:font-style="normal" officeooo:rsid="00244a93" loext:padding="0in" loext:border="none"/>
    </style:style>
    <style:style style:name="T7" style:family="text">
      <style:text-properties officeooo:rsid="002334aa"/>
    </style:style>
    <style:style style:name="T8" style:family="text">
      <style:text-properties officeooo:rsid="002b73f5"/>
    </style:style>
    <style:style style:name="T9" style:family="text">
      <style:text-properties officeooo:rsid="002f72b4"/>
    </style:style>
    <style:style style:name="T10" style:family="text">
      <style:text-properties officeooo:rsid="002ffc9b"/>
    </style:style>
    <style:style style:name="T11" style:family="text">
      <style:text-properties style:font-name="Liberation Sans1" officeooo:rsid="002ffc9b"/>
    </style:style>
    <style:style style:name="T12" style:family="text">
      <style:text-properties officeooo:rsid="00308606"/>
    </style:style>
    <style:style style:name="T13" style:family="text">
      <style:text-properties officeooo:rsid="0032352b"/>
    </style:style>
    <style:style style:name="T14" style:family="text">
      <style:text-properties officeooo:rsid="0033b36b"/>
    </style:style>
    <style:style style:name="T15" style:family="text">
      <style:text-properties officeooo:rsid="0033ca9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ervicios Multimedia Curso 202<text:span text:style-name="T15">4</text:span>/20<text:span text:style-name="T15">25</text:span></text:p>
      <text:p text:style-name="P12">Práctica <text:span text:style-name="T3">3</text:span> – Estándar <text:span text:style-name="T3">H.261</text:span></text:p>
      <text:p text:style-name="P12">Documento de respuestas</text:p>
      <text:p text:style-name="P11"/>
      <text:p text:style-name="P3"/>
      <text:p text:style-name="Standard">Autor <text:span text:style-name="T14">1</text:span>:</text:p>
      <text:list text:style-name="L1">
        <text:list-item>
          <text:p text:style-name="P41">Apellidos, <text:span text:style-name="T1">nombre</text:span>:</text:p>
        </text:list-item>
        <text:list-item>
          <text:p text:style-name="P41">Email <text:span text:style-name="T1">UDC</text:span>:</text:p>
        </text:list-item>
      </text:list>
      <text:p text:style-name="Standard"/>
      <text:p text:style-name="P35">Autor <text:span text:style-name="T14">2</text:span>:</text:p>
      <text:list text:continue-numbering="true" text:style-name="L1">
        <text:list-item>
          <text:p text:style-name="P42">Apellidos, <text:span text:style-name="T1">nombre</text:span>:</text:p>
        </text:list-item>
        <text:list-item>
          <text:p text:style-name="P42">Email <text:span text:style-name="T1">UDC</text:span>:</text:p>
        </text:list-item>
      </text:list>
      <text:p text:style-name="Standard"/>
      <text:p text:style-name="P16">Secuencia de video usada:</text:p>
      <text:p text:style-name="P1"/>
      <text:p text:style-name="P1"/>
      <text:h text:style-name="P36" text:outline-level="1">Ejercicio 1: Análisis de los modos de codificación</text:h>
      <text:p text:style-name="P2"/>
      <text:p text:style-name="P30">a) Tabla comparativa: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18">Métrica</text:p>
          </table:table-cell>
          <table:table-cell table:style-name="Table1.A1" office:value-type="string">
            <text:p text:style-name="P18">Intra</text:p>
          </table:table-cell>
          <table:table-cell table:style-name="Table1.A1" office:value-type="string">
            <text:p text:style-name="P18">Inter MC</text:p>
          </table:table-cell>
          <table:table-cell table:style-name="Table1.A1" office:value-type="string">
            <text:p text:style-name="P18">Inter MC+Filter</text:p>
          </table:table-cell>
          <table:table-cell table:style-name="Table1.E1" office:value-type="string">
            <text:p text:style-name="P18">Intra+Inter MC+Filter</text:p>
          </table:table-cell>
        </table:table-row>
        <table:table-row>
          <table:table-cell table:style-name="Table1.A2" office:value-type="string">
            <text:p text:style-name="P4">Avg. pSNR-Y (dB)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vg. compression factor</text:p>
          </table:table-cell>
          <table:table-cell table:style-name="Table1.B3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  <table:table-cell table:style-name="Table1.E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% MB Intra</text:p>
          </table:table-cell>
          <table:table-cell table:style-name="Table1.B4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  <table:table-cell table:style-name="Table1.E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% MB Inter</text:p>
          </table:table-cell>
          <table:table-cell table:style-name="Table1.B5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  <table:table-cell table:style-name="Table1.E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% MB Inter MC</text:p>
          </table:table-cell>
          <table:table-cell table:style-name="Table1.B6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6" office:value-type="string">
            <text:p text:style-name="Table_20_Contents"/>
          </table:table-cell>
          <table:table-cell table:style-name="Table1.E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% MB Inter MC+Filter</text:p>
          </table:table-cell>
          <table:table-cell table:style-name="Table1.B7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% MB Not coded</text:p>
          </table:table-cell>
          <table:table-cell table:style-name="Table1.B8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  <table:table-cell table:style-name="Table1.E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% MB Overflow</text:p>
          </table:table-cell>
          <table:table-cell table:style-name="Table1.B9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9" office:value-type="string">
            <text:p text:style-name="Table_20_Contents"/>
          </table:table-cell>
          <table:table-cell table:style-name="Table1.E9" office:value-type="string">
            <text:p text:style-name="Table_20_Contents"/>
          </table:table-cell>
        </table:table-row>
      </table:table>
      <text:p text:style-name="P2"/>
      <text:p text:style-name="P30">b) <text:span text:style-name="T7">Respuesta a la</text:span><text:span text:style-name="T8">s</text:span><text:span text:style-name="T7"> pregunta</text:span><text:span text:style-name="T12">s</text:span><text:span text:style-name="T7">: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38" text:outline-level="1"><text:soft-page-break/><text:span text:style-name="T1">Ejercicio 2: Análisis de los méto</text:span>dos de detección de movimiento</text:h>
      <text:p text:style-name="P30">a) Tabla comparativa:</text:p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19">Métrica</text:p>
          </table:table-cell>
          <table:table-cell table:style-name="Table2.A1" office:value-type="string">
            <text:p text:style-name="P7">Four step search (15 pixels range)</text:p>
          </table:table-cell>
          <table:table-cell table:style-name="Table2.A1" office:value-type="string">
            <text:p text:style-name="P7">Full search (15 pixels range)</text:p>
          </table:table-cell>
          <table:table-cell table:style-name="Table2.D1" office:value-type="string">
            <text:p text:style-name="P7">Full search (3 pixels range)</text:p>
          </table:table-cell>
        </table:table-row>
        <table:table-row>
          <table:table-cell table:style-name="Table2.A2" office:value-type="string">
            <text:p text:style-name="P5">Avg. pSNR-Y (dB)</text:p>
          </table:table-cell>
          <table:table-cell table:style-name="Table2.B2" office:value-type="string">
            <text:p text:style-name="P13"/>
          </table:table-cell>
          <table:table-cell table:style-name="Table2.C2" office:value-type="string">
            <text:p text:style-name="P13"/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5">Avg. compression factor</text:p>
          </table:table-cell>
          <table:table-cell table:style-name="Table2.B3" office:value-type="string">
            <text:p text:style-name="P13"/>
          </table:table-cell>
          <table:table-cell table:style-name="Table2.C2" office:value-type="string">
            <text:p text:style-name="P13"/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5">% MB Intra</text:p>
          </table:table-cell>
          <table:table-cell table:style-name="Table2.B4" office:value-type="string">
            <text:p text:style-name="P13"/>
          </table:table-cell>
          <table:table-cell table:style-name="Table2.C4" office:value-type="string">
            <text:p text:style-name="P13"/>
          </table:table-cell>
          <table:table-cell table:style-name="Table2.D4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5">% MB Not coded</text:p>
          </table:table-cell>
          <table:table-cell table:style-name="Table2.B5" office:value-type="string">
            <text:p text:style-name="P13"/>
          </table:table-cell>
          <table:table-cell table:style-name="Table2.C2" office:value-type="string">
            <text:p text:style-name="P13"/>
          </table:table-cell>
          <table:table-cell table:style-name="Table2.D5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5">% MB Overflow</text:p>
          </table:table-cell>
          <table:table-cell table:style-name="Table2.B6" office:value-type="string">
            <text:p text:style-name="P13"/>
          </table:table-cell>
          <table:table-cell table:style-name="Table2.C2" office:value-type="string">
            <text:p text:style-name="P13"/>
          </table:table-cell>
          <table:table-cell table:style-name="Table2.D6" office:value-type="string">
            <text:p text:style-name="P13"/>
          </table:table-cell>
        </table:table-row>
      </table:table>
      <text:p text:style-name="Standard"/>
      <text:p text:style-name="P30">b) <text:span text:style-name="T7">Respuesta a la</text:span><text:span text:style-name="T8">s</text:span><text:span text:style-name="T7"> pregunta</text:span><text:span text:style-name="T12">s</text:span><text:span text:style-name="T7">: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c) <text:span text:style-name="T7">Respuesta a la</text:span><text:span text:style-name="T8">s</text:span><text:span text:style-name="T7"> pregunta</text:span><text:span text:style-name="T12">s</text:span><text:span text:style-name="T7">: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39" text:outline-level="1"><text:soft-page-break/><text:span text:style-name="T1">Ejercicio </text:span><text:span text:style-name="T2">3</text:span><text:span text:style-name="T1">: Análisis de la tasa de bits</text:span></text:h>
      <text:p text:style-name="P34">a) Tabla comparativa:</text:p>
      <table:table table:name="Table3" table:style-name="Table3">
        <table:table-column table:style-name="Table3.A"/>
        <table:table-column table:style-name="Table3.B" table:number-columns-repeated="5"/>
        <table:table-row>
          <table:table-cell table:style-name="Table3.A1" office:value-type="string">
            <text:p text:style-name="P20">Métrica</text:p>
          </table:table-cell>
          <table:table-cell table:style-name="Table3.A1" office:value-type="string">
            <text:p text:style-name="P8">CBR 64 kbit/s</text:p>
          </table:table-cell>
          <table:table-cell table:style-name="Table3.A1" office:value-type="string">
            <text:p text:style-name="P20"><text:span text:style-name="T4">CBR 1920 </text:span><text:span text:style-name="T5">k</text:span><text:span text:style-name="T4">bit/s</text:span></text:p>
          </table:table-cell>
          <table:table-cell table:style-name="Table3.A1" office:value-type="string">
            <text:p text:style-name="P8">VBR factor 62</text:p>
          </table:table-cell>
          <table:table-cell table:style-name="Table3.A1" office:value-type="string">
            <text:p text:style-name="P20"><text:span text:style-name="T4">VBR factor </text:span><text:span text:style-name="T5">14</text:span></text:p>
          </table:table-cell>
          <table:table-cell table:style-name="Table3.F1" office:value-type="string">
            <text:p text:style-name="P20"><text:span text:style-name="T4">VBR factor </text:span><text:span text:style-name="T5">2</text:span></text:p>
          </table:table-cell>
        </table:table-row>
        <table:table-row>
          <table:table-cell table:style-name="Table3.A2" office:value-type="string">
            <text:p text:style-name="P6">Avg. pSNR-Y (dB)</text:p>
          </table:table-cell>
          <table:table-cell table:style-name="Table3.B2" office:value-type="string">
            <text:p text:style-name="P25"/>
          </table:table-cell>
          <table:table-cell table:style-name="Table3.C2" office:value-type="string">
            <text:p text:style-name="P25"/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5"/>
          </table:table-cell>
          <table:table-cell table:style-name="Table3.F2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6">Avg. compression factor</text:p>
          </table:table-cell>
          <table:table-cell table:style-name="Table3.B3" office:value-type="string">
            <text:p text:style-name="P25"/>
          </table:table-cell>
          <table:table-cell table:style-name="Table3.C3" office:value-type="string">
            <text:p text:style-name="P25"/>
          </table:table-cell>
          <table:table-cell table:style-name="Table3.D3" office:value-type="string">
            <text:p text:style-name="P25"/>
          </table:table-cell>
          <table:table-cell table:style-name="Table3.E3" office:value-type="string">
            <text:p text:style-name="P25"/>
          </table:table-cell>
          <table:table-cell table:style-name="Table3.F3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6">% MB Intra</text:p>
          </table:table-cell>
          <table:table-cell table:style-name="Table3.B4" office:value-type="string">
            <text:p text:style-name="P25"/>
          </table:table-cell>
          <table:table-cell table:style-name="Table3.C4" office:value-type="string">
            <text:p text:style-name="P25"/>
          </table:table-cell>
          <table:table-cell table:style-name="Table3.D4" office:value-type="string">
            <text:p text:style-name="P25"/>
          </table:table-cell>
          <table:table-cell table:style-name="Table3.E4" office:value-type="string">
            <text:p text:style-name="P25"/>
          </table:table-cell>
          <table:table-cell table:style-name="Table3.F4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6">% MB Not coded</text:p>
          </table:table-cell>
          <table:table-cell table:style-name="Table3.B5" office:value-type="string">
            <text:p text:style-name="P25"/>
          </table:table-cell>
          <table:table-cell table:style-name="Table3.C5" office:value-type="string">
            <text:p text:style-name="P25"/>
          </table:table-cell>
          <table:table-cell table:style-name="Table3.D5" office:value-type="string">
            <text:p text:style-name="P25"/>
          </table:table-cell>
          <table:table-cell table:style-name="Table3.E5" office:value-type="string">
            <text:p text:style-name="P25"/>
          </table:table-cell>
          <table:table-cell table:style-name="Table3.F5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6">% MB Overflow</text:p>
          </table:table-cell>
          <table:table-cell table:style-name="Table3.B6" office:value-type="string">
            <text:p text:style-name="P25"/>
          </table:table-cell>
          <table:table-cell table:style-name="Table3.C6" office:value-type="string">
            <text:p text:style-name="P25"/>
          </table:table-cell>
          <table:table-cell table:style-name="Table3.D6" office:value-type="string">
            <text:p text:style-name="P25"/>
          </table:table-cell>
          <table:table-cell table:style-name="Table3.E6" office:value-type="string">
            <text:p text:style-name="P25"/>
          </table:table-cell>
          <table:table-cell table:style-name="Table3.F6" office:value-type="string">
            <text:p text:style-name="P25"/>
          </table:table-cell>
        </table:table-row>
      </table:table>
      <text:p text:style-name="P28"/>
      <text:p text:style-name="P31">b) <text:span text:style-name="T7">Respuesta a la</text:span><text:span text:style-name="T8">s</text:span><text:span text:style-name="T7"> pregunta</text:span><text:span text:style-name="T12">s</text:span><text:span text:style-name="T7">: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9">c</text:span>) <text:span text:style-name="T7">Respuesta a la</text:span><text:span text:style-name="T8">s</text:span><text:span text:style-name="T7"> pregunta</text:span><text:span text:style-name="T12">s</text:span><text:span text:style-name="T7">: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h text:style-name="P37" text:outline-level="1">Ejercicio <text:span text:style-name="T3">4</text:span>: Análisis de la corrección de errores</text:h>
      <text:list text:style-name="L2">
        <text:list-header>
          <text:p text:style-name="P43"/>
        </text:list-header>
      </text:list>
      <text:p text:style-name="P29"><text:span text:style-name="T10">a) Tabla comparativa (errores en r</text:span><text:span text:style-name="T11">áfaga)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9">Probabilidad de inicio de ráfaga</text:p>
          </table:table-cell>
          <table:table-cell table:style-name="Table4.B1" table:number-columns-spanned="2" office:value-type="string">
            <text:p text:style-name="P23">Número de errores</text:p>
          </table:table-cell>
          <table:covered-table-cell/>
        </table:table-row>
        <table:table-row>
          <table:covered-table-cell table:style-name="Table4.A1"/>
          <table:table-cell table:style-name="Table4.B2" office:value-type="string">
            <text:p text:style-name="P9">Sin corrección de errores</text:p>
          </table:table-cell>
          <table:table-cell table:style-name="Table4.C2" office:value-type="string">
            <text:p text:style-name="P21"><text:span text:style-name="T6">Con</text:span><text:span text:style-name="T4"> corrección de errores</text:span></text:p>
          </table:table-cell>
        </table:table-row>
        <table:table-row>
          <table:table-cell table:style-name="Table4.B2" office:value-type="string">
            <text:p text:style-name="P26"><draw:frame draw:style-name="fr1" draw:name="Object1" text:anchor-type="as-char" svg:y="-0.172in" svg:width="0.4339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4.B3" office:value-type="string">
            <text:p text:style-name="Table_20_Contents"/>
          </table:table-cell>
          <table:table-cell table:style-name="Table4.C3" office:value-type="string">
            <text:p text:style-name="Table_20_Contents"/>
          </table:table-cell>
        </table:table-row>
        <table:table-row>
          <table:table-cell table:style-name="Table4.B2" office:value-type="string">
            <text:p text:style-name="Table_20_Contents"><draw:frame draw:style-name="fr1" draw:name="Object2" text:anchor-type="as-char" svg:y="-0.172in" svg:width="0.4335in" svg:height="0.207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4.B4" office:value-type="string">
            <text:p text:style-name="Table_20_Contents"/>
          </table:table-cell>
          <table:table-cell table:style-name="Table4.C4" office:value-type="string">
            <text:p text:style-name="Table_20_Contents"/>
          </table:table-cell>
        </table:table-row>
        <table:table-row>
          <table:table-cell table:style-name="Table4.B2" office:value-type="string">
            <text:p text:style-name="Table_20_Contents"><draw:frame draw:style-name="fr1" draw:name="Object3" text:anchor-type="as-char" svg:y="-0.172in" svg:width="0.4382in" svg:height="0.207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4.B5" office:value-type="string">
            <text:p text:style-name="Table_20_Contents"/>
          </table:table-cell>
          <table:table-cell table:style-name="Table4.C5" office:value-type="string">
            <text:p text:style-name="Table_20_Contents"/>
          </table:table-cell>
        </table:table-row>
      </table:table>
      <text:p text:style-name="Text_20_body"/>
      <text:p text:style-name="P29"><text:span text:style-name="T10">a) Tabla comparativa (errores uniformes</text:span><text:span text:style-name="T11">)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rows-spanned="2" office:value-type="string">
            <text:p text:style-name="P10">Probabilidad de error de bit</text:p>
          </table:table-cell>
          <table:table-cell table:style-name="Table5.B1" table:number-columns-spanned="2" office:value-type="string">
            <text:p text:style-name="P24">Número de errores</text:p>
          </table:table-cell>
          <table:covered-table-cell/>
        </table:table-row>
        <table:table-row>
          <table:covered-table-cell table:style-name="Table5.A1"/>
          <table:table-cell table:style-name="Table5.B2" office:value-type="string">
            <text:p text:style-name="P10">Sin corrección de errores</text:p>
          </table:table-cell>
          <table:table-cell table:style-name="Table5.C2" office:value-type="string">
            <text:p text:style-name="P22"><text:span text:style-name="T6">Con</text:span><text:span text:style-name="T4"> corrección de errores</text:span></text:p>
          </table:table-cell>
        </table:table-row>
        <table:table-row>
          <table:table-cell table:style-name="Table5.B2" office:value-type="string">
            <text:p text:style-name="P27"><draw:frame draw:style-name="fr1" draw:name="Object4" text:anchor-type="as-char" svg:y="-0.172in" svg:width="0.2953in" svg:height="0.207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5.B3" office:value-type="string">
            <text:p text:style-name="P14"/>
          </table:table-cell>
          <table:table-cell table:style-name="Table5.C3" office:value-type="string">
            <text:p text:style-name="P14"/>
          </table:table-cell>
        </table:table-row>
        <table:table-row>
          <table:table-cell table:style-name="Table5.B2" office:value-type="string">
            <text:p text:style-name="P14"><draw:frame draw:style-name="fr1" draw:name="Object5" text:anchor-type="as-char" svg:y="-0.172in" svg:width="0.3008in" svg:height="0.207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5.B4" office:value-type="string">
            <text:p text:style-name="P14"/>
          </table:table-cell>
          <table:table-cell table:style-name="Table5.C4" office:value-type="string">
            <text:p text:style-name="P14"/>
          </table:table-cell>
        </table:table-row>
        <table:table-row>
          <table:table-cell table:style-name="Table5.B2" office:value-type="string">
            <text:p text:style-name="P14"><draw:frame draw:style-name="fr1" draw:name="Object6" text:anchor-type="as-char" svg:y="-0.172in" svg:width="0.2953in" svg:height="0.207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5.B5" office:value-type="string">
            <text:p text:style-name="P14"/>
          </table:table-cell>
          <table:table-cell table:style-name="Table5.C5" office:value-type="string">
            <text:p text:style-name="P14"/>
          </table:table-cell>
        </table:table-row>
      </table:table>
      <text:p text:style-name="P15"/>
      <text:p text:style-name="P32">b) <text:span text:style-name="T7">Respuesta a la</text:span><text:span text:style-name="T8">s</text:span><text:span text:style-name="T7"> pregunta</text:span><text:span text:style-name="T12">s</text:span><text:span text:style-name="T7">: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40" text:outline-level="1"><text:soft-page-break/><text:span text:style-name="T1">Ejercicio </text:span><text:span text:style-name="T12">5</text:span><text:span text:style-name="T1">: Análisis de las téc</text:span>nicas de ocultación de errores</text:h>
      <text:p text:style-name="P17"/>
      <text:p text:style-name="P33"><text:span text:style-name="T13">a</text:span>) <text:span text:style-name="T7">Respuesta a la</text:span><text:span text:style-name="T8">s</text:span><text:span text:style-name="T7"> pregunta</text:span><text:span text:style-name="T12">s</text:span><text:span text:style-name="T7">: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13">b</text:span>) <text:span text:style-name="T7">Respuesta a la</text:span><text:span text:style-name="T8">s</text:span><text:span text:style-name="T7"> pregunta</text:span><text:span text:style-name="T12">s</text:span><text:span text:style-name="T7">: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13">c</text:span>) <text:span text:style-name="T7">Respuesta a la</text:span><text:span text:style-name="T8">s</text:span><text:span text:style-name="T7"> pregunta</text:span><text:span text:style-name="T12">s</text:span><text:span text:style-name="T7">:</text:span></text:p>
      <text:list text:style-name="L3">
        <text:list-header>
          <text:p text:style-name="P44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00:26:57.561569144</meta:creation-date>
    <dc:date>2024-11-18T21:30:55.210749582</dc:date>
    <meta:editing-duration>PT1H5M42S</meta:editing-duration>
    <meta:editing-cycles>21</meta:editing-cycles>
    <meta:generator>LibreOffice/24.2.6.2$Linux_X86_64 LibreOffice_project/420$Build-2</meta:generator>
    <meta:document-statistic meta:table-count="5" meta:image-count="0" meta:object-count="6" meta:page-count="5" meta:paragraph-count="77" meta:word-count="278" meta:character-count="1560" meta:non-whitespace-character-count="1361"/>
  </office:meta>
</office:document-meta>
</file>

<file path=Object 1/content.xml><?xml version="1.0" encoding="utf-8"?>
<math xmlns="http://www.w3.org/1998/Math/MathML" display="block">
  <semantics>
    <mrow>
      <mn>2</mn>
      <mo stretchy="false">⋅</mo>
      <msup>
        <mn>10</mn>
        <mrow>
          <mo stretchy="false">−</mo>
          <mn>6</mn>
        </mrow>
      </msup>
    </mrow>
    <annotation encoding="StarMath 5.0">2 cdot 10^{-6}</annotation>
  </semantics>
</math>
</file>

<file path=Object 2/content.xml><?xml version="1.0" encoding="utf-8"?>
<math xmlns="http://www.w3.org/1998/Math/MathML" display="block">
  <semantics>
    <mrow>
      <mn>2</mn>
      <mo stretchy="false">⋅</mo>
      <msup>
        <mn>10</mn>
        <mrow>
          <mo stretchy="false">−</mo>
          <mn>5</mn>
        </mrow>
      </msup>
    </mrow>
    <annotation encoding="StarMath 5.0">2 cdot 10^{-5}</annotation>
  </semantics>
</math>
</file>

<file path=Object 3/content.xml><?xml version="1.0" encoding="utf-8"?>
<math xmlns="http://www.w3.org/1998/Math/MathML" display="block">
  <semantics>
    <mrow>
      <mn>2</mn>
      <mo stretchy="false">⋅</mo>
      <msup>
        <mn>10</mn>
        <mrow>
          <mo stretchy="false">−</mo>
          <mn>4</mn>
        </mrow>
      </msup>
    </mrow>
    <annotation encoding="StarMath 5.0">2 cdot 10^{-4}</annotation>
  </semantics>
</math>
</file>

<file path=Object 4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</annotation>
  </semantics>
</math>
</file>

<file path=Object 5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6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-3}</annotation>
  </semantics>
</math>
</file>